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40884EEFD353035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557cm" draw:z-index="0"><draw:image xlink:href="Pictures/10000001000005560000030040884EEFD353035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2:45:50.684181096</meta:creation-date>
    <dc:date>2024-01-24T12:46:10.436281470</dc:date>
    <meta:editing-duration>PT2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